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111.11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09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53.46mm"/>
    </style:style>
    <style:style style:name="co13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0114"/>
    <style:style style:name="ce4" style:family="table-cell" style:parent-style-name="Default" style:data-style-name="N10116"/>
    <style:style style:name="ce9" style:family="table-cell" style:parent-style-name="Default" style:data-style-name="N10118"/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3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6"/>
          <table:table-cell office:value-type="string" calcext:value-type="string">
            <text:p>Total</text:p>
          </table:table-cell>
          <table:table-cell table:formula="of:=SUM([.I6:.I100])" office:value-type="float" office:value="51.62" calcext:value-type="float">
            <text:p>51.62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To Buil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RS Number</text:p>
          </table:table-cell>
          <table:table-cell office:value-type="string" calcext:value-type="string">
            <text:p>Farnell Number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Other sam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S Part Number</text:p>
          </table:table-cell>
          <table:table-cell table:number-columns-repeated="3"/>
          <table:table-cell office:value-type="string" calcext:value-type="string">
            <text:p>Still to order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3463 &amp; 2847197</text:p>
          </table:table-cell>
          <table:table-cell table:formula="of:=(0.165+0.158)*2" office:value-type="float" office:value="0.646" calcext:value-type="float">
            <text:p>0.646</text:p>
          </table:table-cell>
          <table:table-cell/>
          <table:table-cell table:formula="of:=ROUNDUP([.B6]*[.G6]; 2)" office:value-type="float" office:value="0.65" calcext:value-type="float">
            <text:p>0.65</text:p>
          </table:table-cell>
          <table:table-cell table:formula="of:=COUNTIF([.D$6:.D$39];[.D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]*[.$L$3]*[.K6]" office:value-type="float" office:value="20" calcext:value-type="float">
            <text:p>20</text:p>
          </table:table-cell>
          <table:table-cell office:value-type="float" office:value="1557926" calcext:value-type="float">
            <text:p>15579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MAX(0; [.L6]-[.O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7]*[.G7]; 2)" office:value-type="float" office:value="0" calcext:value-type="float">
            <text:p>0</text:p>
          </table:table-cell>
          <table:table-cell table:formula="of:=COUNTIF([.D$6:.D$39];[.D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*[.$L$3]*[.K7]" office:value-type="float" office:value="10" calcext:value-type="float">
            <text:p>10</text:p>
          </table:table-cell>
          <table:table-cell office:value-type="float" office:value="7901102" calcext:value-type="float">
            <text:p>7901102</text:p>
          </table:table-cell>
          <table:table-cell office:value-type="string" calcext:value-type="string">
            <text:p>Need batte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7]-[.O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406239" calcext:value-type="float">
            <text:p>9406239</text:p>
          </table:table-cell>
          <table:table-cell office:value-type="float" office:value="0.0481" calcext:value-type="float">
            <text:p>0.0481</text:p>
          </table:table-cell>
          <table:table-cell/>
          <table:table-cell table:formula="of:=ROUNDUP([.B8]*[.G8]; 2)" office:value-type="float" office:value="0.1" calcext:value-type="float">
            <text:p>0.1</text:p>
          </table:table-cell>
          <table:table-cell table:formula="of:=COUNTIF([.D$6:.D$39];[.D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8]*[.$L$3]*[.K8]" office:value-type="float" office:value="20" calcext:value-type="float">
            <text:p>20</text:p>
          </table:table-cell>
          <table:table-cell office:value-type="float" office:value="2644236" calcext:value-type="float">
            <text:p>26442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8]-[.O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 C4 C7 C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0.0803" calcext:value-type="float">
            <text:p>0.0803</text:p>
          </table:table-cell>
          <table:table-cell/>
          <table:table-cell table:formula="of:=ROUNDUP([.B9]*[.G9]; 2)" office:value-type="float" office:value="0.33" calcext:value-type="float">
            <text:p>0.33</text:p>
          </table:table-cell>
          <table:table-cell table:formula="of:=COUNTIF([.D$6:.D$39];[.D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9]*[.$L$3]*[.K9]" office:value-type="float" office:value="40" calcext:value-type="float">
            <text:p>40</text:p>
          </table:table-cell>
          <table:table-cell office:value-type="float" office:value="2644416" calcext:value-type="float">
            <text:p>26444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formula="of:=MAX(0; [.L9]-[.O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112746" calcext:value-type="float">
            <text:p>2112746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ROUNDUP([.B10]*[.G10]; 2)" office:value-type="float" office:value="0.27" calcext:value-type="float">
            <text:p>0.27</text:p>
          </table:table-cell>
          <table:table-cell table:formula="of:=COUNTIF([.D$6:.D$39];[.D1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*[.$L$3]*[.K10]" office:value-type="float" office:value="20" calcext:value-type="float">
            <text:p>20</text:p>
          </table:table-cell>
          <table:table-cell office:value-type="float" office:value="6911161" calcext:value-type="float">
            <text:p>69111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MAX(0; [.L10]-[.O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1 D3 D5 D7 D2 D4 D6 D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5V, 2A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-</text:p>
          </table:table-cell>
          <table:table-cell office:value-type="float" office:value="2473418" calcext:value-type="float">
            <text:p>2473418</text:p>
          </table:table-cell>
          <table:table-cell office:value-type="float" office:value="0.192" calcext:value-type="float">
            <text:p>0.192</text:p>
          </table:table-cell>
          <table:table-cell office:value-type="float" office:value="5" calcext:value-type="float">
            <text:p>5</text:p>
          </table:table-cell>
          <table:table-cell table:formula="of:=ROUNDUP([.B11]*[.G11]; 2)" office:value-type="float" office:value="1.54" calcext:value-type="float">
            <text:p>1.54</text:p>
          </table:table-cell>
          <table:table-cell table:formula="of:=COUNTIF([.D$6:.D$39];[.D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*[.$L$3]*[.K11]" office:value-type="float" office:value="80" calcext:value-type="float">
            <text:p>80</text:p>
          </table:table-cell>
          <table:table-cell office:value-type="float" office:value="1528342" calcext:value-type="float">
            <text:p>15283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MAX(0; [.L11]-[.O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Pa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2]*[.G12]; 2)" office:value-type="float" office:value="0" calcext:value-type="float">
            <text:p>0</text:p>
          </table:table-cell>
          <table:table-cell table:formula="of:=COUNTIF([.D$6:.D$39];[.D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2]*[.$L$3]*[.K12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MAX(0; [.L12]-[.O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bit_edge_connector</text:p>
          </table:table-cell>
          <table:table-cell office:value-type="string" calcext:value-type="string">
            <text:p>MCU_Module_Microbit:4UCON_17909_02x401.27mm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ol Component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ROUNDUP([.B13]*[.G13]; 2)" office:value-type="float" office:value="1.6" calcext:value-type="float">
            <text:p>1.6</text:p>
          </table:table-cell>
          <table:table-cell table:formula="of:=COUNTIF([.D$6:.D$39];[.D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3]*[.$L$3]*[.K13]" office:value-type="float" office:value="10" calcext:value-type="float">
            <text:p>10</text:p>
          </table:table-cell>
          <table:table-cell office:value-type="string" calcext:value-type="string">
            <text:p>Cool Components</text:p>
          </table:table-cell>
          <table:table-cell table:number-columns-repeated="3"/>
          <table:table-cell table:formula="of:=MAX(0; [.L13]-[.O1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Forward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4]*[.G14]; 2)" office:value-type="float" office:value="0.11" calcext:value-type="float">
            <text:p>0.11</text:p>
          </table:table-cell>
          <table:table-cell table:formula="of:=COUNTIF([.D$6:.D$39];[.D1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B14]*[.$L$3]*[.K14]" office:value-type="float" office:value="40" calcext:value-type="float">
            <text:p>40</text:p>
          </table:table-cell>
          <table:table-cell office:value-type="float" office:value="1548317" calcext:value-type="float">
            <text:p>1548317</text:p>
          </table:table-cell>
          <table:table-cell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formula="of:=MAX(0; [.L14]-[.O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5]*[.G15]; 2)" office:value-type="float" office:value="3.86" calcext:value-type="float">
            <text:p>3.86</text:p>
          </table:table-cell>
          <table:table-cell table:formula="of:=COUNTIF([.D$6:.D$39];[.D1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15]*[.$L$3]*[.K15]" office:value-type="float" office:value="20" calcext:value-type="float">
            <text:p>20</text:p>
          </table:table-cell>
          <table:table-cell office:value-type="float" office:value="1731629" calcext:value-type="float">
            <text:p>17316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MAX(0; [.L15]-[.O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6]*[.G16]; 2)" office:value-type="float" office:value="3.86" calcext:value-type="float">
            <text:p>3.86</text:p>
          </table:table-cell>
          <table:table-cell table:formula="of:=COUNTIF([.D$6:.D$39];[.D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6]*[.$L$3]*[.K16]" office:value-type="float" office:value="0" calcext:value-type="float">
            <text:p>0</text:p>
          </table:table-cell>
          <table:table-cell office:value-type="string" calcext:value-type="string">
            <text:p>Included in 15</text:p>
          </table:table-cell>
          <table:table-cell table:number-columns-repeated="3"/>
          <table:table-cell table:formula="of:=MAX(0; [.L16]-[.O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(Bluetooth)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7]*[.G17]; 2)" office:value-type="float" office:value="0" calcext:value-type="float">
            <text:p>0</text:p>
          </table:table-cell>
          <table:table-cell table:formula="of:=COUNTIF([.D$6:.D$39];[.D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*[.$L$3]*[.K17]" office:value-type="float" office:value="10" calcext:value-type="float">
            <text:p>10</text:p>
          </table:table-cell>
          <table:table-cell office:value-type="float" office:value="2518115" calcext:value-type="float">
            <text:p>25181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17]-[.O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6050 Gyro &amp; Acc GY-521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-</text:p>
          </table:table-cell>
          <table:table-cell office:value-type="float" office:value="1593463" calcext:value-type="float">
            <text:p>1593463</text:p>
          </table:table-cell>
          <table:table-cell office:value-type="float" office:value="0.165" calcext:value-type="float">
            <text:p>0.165</text:p>
          </table:table-cell>
          <table:table-cell office:value-type="float" office:value="10" calcext:value-type="float">
            <text:p>10</text:p>
          </table:table-cell>
          <table:table-cell table:formula="of:=ROUNDUP([.B18]*[.G18]; 2)" office:value-type="float" office:value="0.17" calcext:value-type="float">
            <text:p>0.17</text:p>
          </table:table-cell>
          <table:table-cell table:formula="of:=COUNTIF([.D$6:.D$39];[.D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8]*[.$L$3]*[.K18]" office:value-type="float" office:value="10" calcext:value-type="float">
            <text:p>10</text:p>
          </table:table-cell>
          <table:table-cell office:value-type="float" office:value="1800422" calcext:value-type="float">
            <text:p>18004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18]-[.O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ss GY-273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9]*[.G19]; 2)" office:value-type="float" office:value="0.11" calcext:value-type="float">
            <text:p>0.11</text:p>
          </table:table-cell>
          <table:table-cell table:formula="of:=COUNTIF([.D$6:.D$39];[.D1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9]*[.$L$3]*[.K19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table:number-columns-repeated="3"/>
          <table:table-cell table:formula="of:=MAX(0; [.L19]-[.O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Detectio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0]*[.G20]; 2)" office:value-type="float" office:value="0.11" calcext:value-type="float">
            <text:p>0.11</text:p>
          </table:table-cell>
          <table:table-cell table:formula="of:=COUNTIF([.D$6:.D$39];[.D2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0]*[.$L$3]*[.K20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table:number-columns-repeated="3"/>
          <table:table-cell table:formula="of:=MAX(0; [.L20]-[.O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1]*[.G21]; 2)" office:value-type="float" office:value="0" calcext:value-type="float">
            <text:p>0</text:p>
          </table:table-cell>
          <table:table-cell table:formula="of:=COUNTIF([.D$6:.D$39];[.D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*[.$L$3]*[.K21]" office:value-type="float" office:value="10" calcext:value-type="float">
            <text:p>10</text:p>
          </table:table-cell>
          <table:table-cell office:value-type="float" office:value="2518092" calcext:value-type="float">
            <text:p>25180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1]-[.O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ow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2]*[.G22]; 2)" office:value-type="float" office:value="0.11" calcext:value-type="float">
            <text:p>0.11</text:p>
          </table:table-cell>
          <table:table-cell table:formula="of:=COUNTIF([.D$6:.D$39];[.D2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2]*[.$L$3]*[.K22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formula="of:=MAX(0; [.L22]-[.O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3]*[.G23]; 2)" office:value-type="float" office:value="0" calcext:value-type="float">
            <text:p>0</text:p>
          </table:table-cell>
          <table:table-cell table:formula="of:=COUNTIF([.D$6:.D$39];[.D2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3]*[.$L$3]*[.K23]" office:value-type="float" office:value="20" calcext:value-type="float">
            <text:p>20</text:p>
          </table:table-cell>
          <table:table-cell office:value-type="float" office:value="8967620" calcext:value-type="float">
            <text:p>89676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formula="of:=MAX(0; [.L23]-[.O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4]*[.G24]; 2)" office:value-type="float" office:value="0" calcext:value-type="float">
            <text:p>0</text:p>
          </table:table-cell>
          <table:table-cell table:formula="of:=COUNTIF([.D$6:.D$39];[.D2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4]*[.$L$3]*[.K24]" office:value-type="float" office:value="20" calcext:value-type="float">
            <text:p>20</text:p>
          </table:table-cell>
          <table:table-cell office:value-type="float" office:value="8123460" calcext:value-type="float">
            <text:p>81234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4]-[.O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 R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5]*[.G25]; 2)" office:value-type="float" office:value="0" calcext:value-type="float">
            <text:p>0</text:p>
          </table:table-cell>
          <table:table-cell table:formula="of:=COUNTIF([.D$6:.D$39];[.D2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5]*[.$L$3]*[.K25]" office:value-type="float" office:value="20" calcext:value-type="float">
            <text:p>20</text:p>
          </table:table-cell>
          <table:table-cell office:value-type="float" office:value="8123574" calcext:value-type="float">
            <text:p>81235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5]-[.O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 R1 R20 R8 R9 R10 R11 R12 R7 R5 R6 R17 R18 R19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237755" calcext:value-type="float">
            <text:p>9237755</text:p>
          </table:table-cell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ROUNDUP([.B26]*[.G26]; 2)" office:value-type="float" office:value="0.47" calcext:value-type="float">
            <text:p>0.47</text:p>
          </table:table-cell>
          <table:table-cell table:formula="of:=COUNTIF([.D$6:.D$39];[.D2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6]*[.$L$3]*[.K26]" office:value-type="float" office:value="140" calcext:value-type="float">
            <text:p>140</text:p>
          </table:table-cell>
          <table:table-cell office:value-type="float" office:value="6790816" calcext:value-type="float">
            <text:p>67908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x</text:p>
          </table:table-cell>
          <table:table-cell table:formula="of:=MAX(0; [.L26]-[.O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333711" calcext:value-type="float">
            <text:p>9333711</text:p>
          </table:table-cell>
          <table:table-cell office:value-type="float" office:value="0.0074" calcext:value-type="float">
            <text:p>0.0074</text:p>
          </table:table-cell>
          <table:table-cell office:value-type="float" office:value="10" calcext:value-type="float">
            <text:p>10</text:p>
          </table:table-cell>
          <table:table-cell table:formula="of:=ROUNDUP([.B27]*[.G27]; 2)" office:value-type="float" office:value="0.01" calcext:value-type="float">
            <text:p>0.01</text:p>
          </table:table-cell>
          <table:table-cell table:formula="of:=COUNTIF([.D$6:.D$39];[.D27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7]*[.$L$3]*[.K27]" office:value-type="float" office:value="10" calcext:value-type="float">
            <text:p>10</text:p>
          </table:table-cell>
          <table:table-cell office:value-type="float" office:value="8123435" calcext:value-type="float">
            <text:p>81234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7]-[.O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447622" calcext:value-type="float">
            <text:p>24476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10" calcext:value-type="float">
            <text:p>10</text:p>
          </table:table-cell>
          <table:table-cell table:formula="of:=ROUNDUP([.B28]*[.G28]; 2)" office:value-type="float" office:value="0.01" calcext:value-type="float">
            <text:p>0.01</text:p>
          </table:table-cell>
          <table:table-cell table:formula="of:=COUNTIF([.D$6:.D$39];[.D28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8]*[.$L$3]*[.K28]" office:value-type="float" office:value="10" calcext:value-type="float">
            <text:p>10</text:p>
          </table:table-cell>
          <table:table-cell office:value-type="float" office:value="8123508" calcext:value-type="float">
            <text:p>81235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MAX(0; [.L28]-[.O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office:value-type="float" office:value="9473610" calcext:value-type="float">
            <text:p>9473610</text:p>
          </table:table-cell>
          <table:table-cell office:value-type="float" office:value="2.36" calcext:value-type="float">
            <text:p>2.36</text:p>
          </table:table-cell>
          <table:table-cell/>
          <table:table-cell table:formula="of:=ROUNDUP([.B29]*[.G29]; 2)" office:value-type="float" office:value="2.36" calcext:value-type="float">
            <text:p>2.36</text:p>
          </table:table-cell>
          <table:table-cell table:formula="of:=COUNTIF([.D$6:.D$39];[.D2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9]*[.$L$3]*[.K29]" office:value-type="float" office:value="10" calcext:value-type="float">
            <text:p>10</text:p>
          </table:table-cell>
          <table:table-cell office:value-type="float" office:value="7347117" calcext:value-type="float">
            <text:p>73471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29]-[.O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ESP-01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-</text:p>
          </table:table-cell>
          <table:table-cell office:value-type="float" office:value="1593489" calcext:value-type="float">
            <text:p>1593489</text:p>
          </table:table-cell>
          <table:table-cell office:value-type="float" office:value="0.205" calcext:value-type="float">
            <text:p>0.205</text:p>
          </table:table-cell>
          <table:table-cell office:value-type="float" office:value="5" calcext:value-type="float">
            <text:p>5</text:p>
          </table:table-cell>
          <table:table-cell table:formula="of:=ROUNDUP([.B30]*[.G30]; 2)" office:value-type="float" office:value="0.21" calcext:value-type="float">
            <text:p>0.21</text:p>
          </table:table-cell>
          <table:table-cell table:formula="of:=COUNTIF([.D$6:.D$39];[.D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0]*[.$L$3]*[.K30]" office:value-type="float" office:value="10" calcext:value-type="float">
            <text:p>10</text:p>
          </table:table-cell>
          <table:table-cell office:value-type="float" office:value="6816836" calcext:value-type="float">
            <text:p>6816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0]-[.O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HN</text:p>
          </table:table-cell>
          <table:table-cell office:value-type="string" calcext:value-type="string">
            <text:p>Package_TO_SOT_THT:TO-220-15_P2.54x2.54mm_StaggerOdd_Lead4.58mm_Vertical</text:p>
          </table:table-cell>
          <table:table-cell office:value-type="string" calcext:value-type="string">
            <text:p>-</text:p>
          </table:table-cell>
          <table:table-cell office:value-type="float" office:value="403295" calcext:value-type="float">
            <text:p>403295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ROUNDUP([.B31]*[.G31]; 2)" office:value-type="float" office:value="4.41" calcext:value-type="float">
            <text:p>4.41</text:p>
          </table:table-cell>
          <table:table-cell table:formula="of:=COUNTIF([.D$6:.D$39];[.D3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$L$3]*[.K31]" office:value-type="float" office:value="10" calcext:value-type="float">
            <text:p>10</text:p>
          </table:table-cell>
          <table:table-cell office:value-type="string" calcext:value-type="string">
            <text:p>636384 (3706953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1]-[.O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1087175" calcext:value-type="float">
            <text:p>1087175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table:formula="of:=ROUNDUP([.B32]*[.G32]; 2)" office:value-type="float" office:value="0.05" calcext:value-type="float">
            <text:p>0.05</text:p>
          </table:table-cell>
          <table:table-cell table:formula="of:=COUNTIF([.D$6:.D$39];[.D3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2]*[.$L$3]*[.K32]" office:value-type="float" office:value="10" calcext:value-type="float">
            <text:p>10</text:p>
          </table:table-cell>
          <table:table-cell office:value-type="float" office:value="6869760" calcext:value-type="float">
            <text:p>68697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2]-[.O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9755837" calcext:value-type="float">
            <text:p>9755837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formula="of:=ROUNDUP([.B33]*[.G33]; 2)" office:value-type="float" office:value="0.05" calcext:value-type="float">
            <text:p>0.05</text:p>
          </table:table-cell>
          <table:table-cell table:formula="of:=COUNTIF([.D$6:.D$39];[.D3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3]*[.$L$3]*[.K33]" office:value-type="float" office:value="10" calcext:value-type="float">
            <text:p>10</text:p>
          </table:table-cell>
          <table:table-cell office:value-type="float" office:value="6869767" calcext:value-type="float">
            <text:p>68697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3]-[.O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4]*[.G34]; 2)" office:value-type="float" office:value="0" calcext:value-type="float">
            <text:p>0</text:p>
          </table:table-cell>
          <table:table-cell table:formula="of:=COUNTIF([.D$6:.D$39];[.D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4]*[.$L$3]*[.K34]" office:value-type="float" office:value="0" calcext:value-type="float">
            <text:p>0</text:p>
          </table:table-cell>
          <table:table-cell table:number-columns-repeated="4"/>
          <table:table-cell table:formula="of:=MAX(0; [.L34]-[.O3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1.6+4.76"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table:formula="of:=ROUNDUP([.B35]*[.G35]; 2)" office:value-type="float" office:value="6.36" calcext:value-type="float">
            <text:p>6.36</text:p>
          </table:table-cell>
          <table:table-cell table:formula="of:=COUNTIF([.D$6:.D$39];[.D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*[.$L$3]*[.K35]" office:value-type="float" office:value="10" calcext:value-type="float">
            <text:p>10</text:p>
          </table:table-cell>
          <table:table-cell table:number-columns-repeated="4"/>
          <table:table-cell table:formula="of:=MAX(0; [.L35]-[.O35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Arduino-A000005-ARDUINO-NANO/dp/B0097AU5OU/ref=sr_1_4?crid=2LCEQTXYN8GVA&amp;keywords=arduino+nano+v3.0&amp;qid=1569873021&amp;sprefix=arduino+nano%2Caps%2C171&amp;sr=8-4" xlink:type="simple">https://www.amazon.co.uk/Arduino-A000005-ARDUINO-NANO/dp/B0097AU5OU/ref=sr_1_4?crid=2LCEQTXYN8GVA&amp;keywords=arduino+nano+v3.0&amp;qid=1569873021&amp;sprefix=arduino+nano%2Caps%2C171&amp;sr=8-4</text:a></text:p>
          </table:table-cell>
          <table:table-cell table:number-columns-repeated="3"/>
          <table:table-cell office:value-type="float" office:value="19.2" calcext:value-type="float">
            <text:p>19.2</text:p>
          </table:table-cell>
          <table:table-cell/>
          <table:table-cell table:formula="of:=ROUNDUP([.B36]*[.G36]; 2)" office:value-type="float" office:value="19.2" calcext:value-type="float">
            <text:p>19.2</text:p>
          </table:table-cell>
          <table:table-cell table:formula="of:=COUNTIF([.D$6:.D$39];[.D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*[.$L$3]*[.K36]" office:value-type="float" office:value="10" calcext:value-type="float">
            <text:p>10</text:p>
          </table:table-cell>
          <table:table-cell table:number-columns-repeated="4"/>
          <table:table-cell table:formula="of:=MAX(0; [.L36]-[.O36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LDR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482280" calcext:value-type="float">
            <text:p>7482280</text:p>
          </table:table-cell>
          <table:table-cell office:value-type="float" office:value="1.89" calcext:value-type="float">
            <text:p>1.89</text:p>
          </table:table-cell>
          <table:table-cell/>
          <table:table-cell table:formula="of:=ROUNDUP([.B37]*[.G37]; 2)" office:value-type="float" office:value="5.67" calcext:value-type="float">
            <text:p>5.67</text:p>
          </table:table-cell>
          <table:table-cell table:formula="of:=COUNTIF([.D$6:.D$39];[.D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7]*[.$L$3]*[.K37]" office:value-type="float" office:value="30" calcext:value-type="float">
            <text:p>30</text:p>
          </table:table-cell>
          <table:table-cell table:number-columns-repeated="4"/>
          <table:table-cell table:formula="of:=MAX(0; [.L37]-[.O37])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H-Bridge Heatsin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ROUNDUP([.B38]*[.G38]; 2)" office:value-type="float" office:value="0" calcext:value-type="float">
            <text:p>0</text:p>
          </table:table-cell>
          <table:table-cell table:formula="of:=COUNTIF([.D$6:.D$39];[.D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*[.$L$3]*[.K38]" office:value-type="float" office:value="10" calcext:value-type="float">
            <text:p>10</text:p>
          </table:table-cell>
          <table:table-cell office:value-type="string" calcext:value-type="string">
            <text:p>189-91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MAX(0; [.L38]-[.O3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9]*[.G39]; 2)" office:value-type="float" office:value="0" calcext:value-type="float">
            <text:p>0</text:p>
          </table:table-cell>
          <table:table-cell table:formula="of:=COUNTIF([.D$6:.D$39];[.D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9]*[.$L$3]*[.K39]" office:value-type="float" office:value="0" calcext:value-type="float">
            <text:p>0</text:p>
          </table:table-cell>
          <table:table-cell table:number-columns-repeated="4"/>
          <table:table-cell table:formula="of:=MAX(0; [.L39]-[.O39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0]*[.G40]; 2)" office:value-type="float" office:value="0" calcext:value-type="float">
            <text:p>0</text:p>
          </table:table-cell>
          <table:table-cell table:formula="of:=COUNTIF([.D$6:.D$39];[.D4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0]*[.$L$3]*[.K40]" office:value-type="float" office:value="0" calcext:value-type="float">
            <text:p>0</text:p>
          </table:table-cell>
          <table:table-cell table:number-columns-repeated="4"/>
          <table:table-cell table:formula="of:=MAX(0; [.L40]-[.O40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1]*[.G41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2]*[.G42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3]*[.G43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4]*[.G44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5]*[.G45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6]*[.G46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7]*[.G47]; 2)" office:value-type="float" office:value="0" calcext:value-type="float">
            <text:p>0</text:p>
          </table:table-cell>
          <table:table-cell table:number-columns-repeated="8"/>
        </table:table-row>
      </table:table>
      <table:table table:name="Non_PCB_Components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26.82" calcext:value-type="float">
            <text:p>26.82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9.99 for pack of 2 </text:p>
          </table:table-cell>
          <table:table-cell/>
          <table:table-cell table:formula="of:=19.99/2" office:value-type="float" office:value="9.995" calcext:value-type="float">
            <text:p>9.995</text:p>
          </table:table-cell>
          <table:table-cell office:value-type="float" office:value="1" calcext:value-type="float">
            <text:p>1</text:p>
          </table:table-cell>
          <table:table-cell table:formula="of:=ROUNDUP([.B6]*[.G6]; 2)" office:value-type="float" office:value="10" calcext:value-type="float">
            <text:p>10</text:p>
          </table:table-cell>
          <table:table-cell/>
          <table:table-cell office:value-type="string" calcext:value-type="string">
            <text:p>8 (4 packs)</text:p>
          </table:table-cell>
        </table:table-row>
        <table:table-row table:style-name="ro1">
          <table:table-cell office:value-type="string" calcext:value-type="string">
            <text:p>Ultrasonic Senso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8.99 for 5</text:p>
          </table:table-cell>
          <table:table-cell/>
          <table:table-cell table:formula="of:=8.99/5" office:value-type="float" office:value="1.798" calcext:value-type="float">
            <text:p>1.798</text:p>
          </table:table-cell>
          <table:table-cell office:value-type="float" office:value="5" calcext:value-type="float">
            <text:p>5</text:p>
          </table:table-cell>
          <table:table-cell table:formula="of:=ROUNDUP([.B7]*[.G7]; 2)" office:value-type="float" office:value="3.6" calcext:value-type="float">
            <text:p>3.6</text:p>
          </table:table-cell>
          <table:table-cell/>
          <table:table-cell office:value-type="string" calcext:value-type="string">
            <text:p>10 (2 packs)</text:p>
          </table:table-cell>
        </table:table-row>
        <table:table-row table:style-name="ro1">
          <table:table-cell office:value-type="string" calcext:value-type="string">
            <text:p>T-Connector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5.99/10" office:value-type="float" office:value="0.599" calcext:value-type="float">
            <text:p>0.599</text:p>
          </table:table-cell>
          <table:table-cell/>
          <table:table-cell table:formula="of:=ROUNDUP([.B8]*[.G8]; 2)" office:value-type="float" office:value="0.6" calcext:value-type="float">
            <text:p>0.6</text:p>
          </table:table-cell>
          <table:table-cell/>
          <table:table-cell office:value-type="string" calcext:value-type="string">
            <text:p>10 (1 pack)</text:p>
          </table:table-cell>
        </table:table-row>
        <table:table-row table:style-name="ro1">
          <table:table-cell office:value-type="string" calcext:value-type="string">
            <text:p>Power cab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6.99/10" office:value-type="float" office:value="0.699" calcext:value-type="float">
            <text:p>0.699</text:p>
          </table:table-cell>
          <table:table-cell/>
          <table:table-cell table:formula="of:=ROUNDUP([.B9]*[.G9]; 2)" office:value-type="float" office:value="0.7" calcext:value-type="float">
            <text:p>0.7</text:p>
          </table:table-cell>
          <table:table-cell/>
          <table:table-cell office:value-type="string" calcext:value-type="string">
            <text:p>1 set</text:p>
          </table:table-cell>
        </table:table-row>
        <table:table-row table:style-name="ro1">
          <table:table-cell office:value-type="string" calcext:value-type="string">
            <text:p>MicroBit Connecto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92" calcext:value-type="float">
            <text:p>1.92</text:p>
          </table:table-cell>
          <table:table-cell/>
          <table:table-cell table:formula="of:=ROUNDUP([.B10]*[.G10]; 2)"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formula="of:=ROUNDUP([.B11]*[.G11]; 2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  <table:table-cell table:number-columns-repeated="2"/>
        </table:table-row>
      </table:table>
      <table:table table:name="Mechanical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88.1195595" calcext:value-type="float">
            <text:p>88.119559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Tank Cha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baba.com/product-detail/OEM-metal-tank-chassis-T300-t_62129242205.html?spm=a2700.icbuShop.41413.9.72f92530xQdSzR" xlink:type="simple">https://www.alibaba.com/product-detail/OEM-metal-tank-chassis-T300-t_62129242205.html?spm=a2700.icbuShop.41413.9.72f92530xQdSzR</text:a></text:p>
          </table:table-cell>
          <table:table-cell table:number-columns-repeated="5"/>
          <table:table-cell table:style-name="ce4" table:formula="of:=[.D24]" office:value-type="currency" office:currency="GBP" office:value="88.1195595" calcext:value-type="currency">
            <text:p>£88.12</text:p>
          </table:table-cell>
        </table:table-row>
        <table:table-row table:style-name="ro1">
          <table:table-cell table:number-columns-repeated="8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8]*[.G8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9]*[.G9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0]*[.G10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1]*[.G11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0.8218" calcext:value-type="float">
            <text:p>0.821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.06" calcext:value-type="float">
            <text:p>121.06</text:p>
          </table:table-cell>
          <table:table-cell table:style-name="ce3" table:formula="of:=[.B17]/[.A17]" office:value-type="currency" office:currency="USD" office:value="121.06" calcext:value-type="currency">
            <text:p>$121.06</text:p>
          </table:table-cell>
          <table:table-cell table:style-name="ce4" table:formula="of:=[.D$15]*[.C17]" office:value-type="currency" office:currency="GBP" office:value="99.487108" calcext:value-type="currency">
            <text:p>£99.49</text:p>
          </table:table-cell>
          <table:table-cell table:style-name="ce9" table:formula="of:=[.B17]*[.D$15]" office:value-type="currency" office:currency="GBP" office:value="99.487108" calcext:value-type="currency">
            <text:p>£99.49</text:p>
          </table:table-cell>
          <table:table-cell table:number-columns-repeated="4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office:value-type="float" office:value="222.7" calcext:value-type="float">
            <text:p>222.7</text:p>
          </table:table-cell>
          <table:table-cell table:style-name="ce3" table:formula="of:=[.B18]/[.A18]" office:value-type="currency" office:currency="USD" office:value="111.35" calcext:value-type="currency">
            <text:p>$111.35</text:p>
          </table:table-cell>
          <table:table-cell table:style-name="ce4" table:formula="of:=[.D$15]*[.C18]" office:value-type="currency" office:currency="GBP" office:value="91.50743" calcext:value-type="currency">
            <text:p>£91.51</text:p>
          </table:table-cell>
          <table:table-cell table:style-name="ce9" table:formula="of:=[.B18]*[.D$15]" office:value-type="currency" office:currency="GBP" office:value="183.01486" calcext:value-type="currency">
            <text:p>£183.01</text:p>
          </table:table-cell>
          <table:table-cell table:number-columns-repeated="4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office:value-type="float" office:value="326.82" calcext:value-type="float">
            <text:p>326.82</text:p>
          </table:table-cell>
          <table:table-cell table:style-name="ce3" table:formula="of:=[.B19]/[.A19]" office:value-type="currency" office:currency="USD" office:value="108.94" calcext:value-type="currency">
            <text:p>$108.94</text:p>
          </table:table-cell>
          <table:table-cell table:style-name="ce4" table:formula="of:=[.D$15]*[.C19]" office:value-type="currency" office:currency="GBP" office:value="89.526892" calcext:value-type="currency">
            <text:p>£89.53</text:p>
          </table:table-cell>
          <table:table-cell table:style-name="ce9" table:formula="of:=[.B19]*[.D$15]" office:value-type="currency" office:currency="GBP" office:value="268.580676" calcext:value-type="currency">
            <text:p>£268.58</text:p>
          </table:table-cell>
          <table:table-cell table:number-columns-repeated="4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office:value-type="float" office:value="431.77" calcext:value-type="float">
            <text:p>431.77</text:p>
          </table:table-cell>
          <table:table-cell table:style-name="ce3" table:formula="of:=[.B20]/[.A20]" office:value-type="currency" office:currency="USD" office:value="107.9425" calcext:value-type="currency">
            <text:p>$107.94</text:p>
          </table:table-cell>
          <table:table-cell table:style-name="ce4" table:formula="of:=[.D$15]*[.C20]" office:value-type="currency" office:currency="GBP" office:value="88.7071465" calcext:value-type="currency">
            <text:p>£88.71</text:p>
          </table:table-cell>
          <table:table-cell table:style-name="ce9" table:formula="of:=[.B20]*[.D$15]" office:value-type="currency" office:currency="GBP" office:value="354.828586" calcext:value-type="currency">
            <text:p>£354.83</text:p>
          </table:table-cell>
          <table:table-cell table:number-columns-repeated="4"/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office:value-type="float" office:value="534.4" calcext:value-type="float">
            <text:p>534.4</text:p>
          </table:table-cell>
          <table:table-cell table:style-name="ce3" table:formula="of:=[.B21]/[.A21]" office:value-type="currency" office:currency="USD" office:value="106.88" calcext:value-type="currency">
            <text:p>$106.88</text:p>
          </table:table-cell>
          <table:table-cell table:style-name="ce4" table:formula="of:=[.D$15]*[.C21]" office:value-type="currency" office:currency="GBP" office:value="87.833984" calcext:value-type="currency">
            <text:p>£87.83</text:p>
          </table:table-cell>
          <table:table-cell table:style-name="ce9" table:formula="of:=[.B21]*[.D$15]" office:value-type="currency" office:currency="GBP" office:value="439.16992" calcext:value-type="currency">
            <text:p>£439.17</text:p>
          </table:table-cell>
          <table:table-cell table:number-columns-repeated="4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office:value-type="float" office:value="640.36" calcext:value-type="float">
            <text:p>640.36</text:p>
          </table:table-cell>
          <table:table-cell table:style-name="ce3" table:formula="of:=[.B22]/[.A22]" office:value-type="currency" office:currency="USD" office:value="106.726666666667" calcext:value-type="currency">
            <text:p>$106.73</text:p>
          </table:table-cell>
          <table:table-cell table:style-name="ce4" table:formula="of:=[.D$15]*[.C22]" office:value-type="currency" office:currency="GBP" office:value="87.7079746666667" calcext:value-type="currency">
            <text:p>£87.71</text:p>
          </table:table-cell>
          <table:table-cell table:style-name="ce9" table:formula="of:=[.B22]*[.D$15]" office:value-type="currency" office:currency="GBP" office:value="526.247848" calcext:value-type="currency">
            <text:p>£526.25</text:p>
          </table:table-cell>
          <table:table-cell table:number-columns-repeated="4"/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office:value-type="float" office:value="757.7" calcext:value-type="float">
            <text:p>757.7</text:p>
          </table:table-cell>
          <table:table-cell table:style-name="ce3" table:formula="of:=[.B23]/[.A23]" office:value-type="currency" office:currency="USD" office:value="108.242857142857" calcext:value-type="currency">
            <text:p>$108.24</text:p>
          </table:table-cell>
          <table:table-cell table:style-name="ce4" table:formula="of:=[.D$15]*[.C23]" office:value-type="currency" office:currency="GBP" office:value="88.95398" calcext:value-type="currency">
            <text:p>£88.95</text:p>
          </table:table-cell>
          <table:table-cell table:style-name="ce9" table:formula="of:=[.B23]*[.D$15]" office:value-type="currency" office:currency="GBP" office:value="622.67786" calcext:value-type="currency">
            <text:p>£622.68</text:p>
          </table:table-cell>
          <table:table-cell/>
          <table:table-cell office:value-type="string" calcext:value-type="string">
            <text:p>2.95% Transaction fee</text:p>
          </table:table-cell>
          <table:table-cell table:number-columns-repeated="2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office:value-type="float" office:value="857.82" calcext:value-type="float">
            <text:p>857.82</text:p>
          </table:table-cell>
          <table:table-cell table:style-name="ce3" table:formula="of:=[.B24]/[.A24]" office:value-type="currency" office:currency="USD" office:value="107.2275" calcext:value-type="currency">
            <text:p>$107.23</text:p>
          </table:table-cell>
          <table:table-cell table:style-name="ce4" table:formula="of:=[.D$15]*[.C24]" office:value-type="currency" office:currency="GBP" office:value="88.1195595" calcext:value-type="currency">
            <text:p>£88.12</text:p>
          </table:table-cell>
          <table:table-cell table:style-name="ce9" table:formula="of:=[.B24]*[.D$15]" office:value-type="currency" office:currency="GBP" office:value="704.956476" calcext:value-type="currency">
            <text:p>£704.96</text:p>
          </table:table-cell>
          <table:table-cell table:number-columns-repeated="4"/>
        </table:table-row>
      </table:table>
      <table:table table:name="Total" table:style-name="ta1">
        <table:table-column table:style-name="co12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row table:style-name="ro1"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Individual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[$Mechanical.I1]" office:value-type="currency" office:currency="GBP" office:value="88.1195595" calcext:value-type="currency">
            <text:p>£88.12</text:p>
          </table:table-cell>
          <table:table-cell table:style-name="ce5" table:formula="of:=[.B2]*[.D2]" office:value-type="currency" office:currency="GBP" office:value="704.956476" calcext:value-type="currency">
            <text:p>£704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ernals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[$Non_PCB_Components.I1]" office:value-type="currency" office:currency="GBP" office:value="26.82" calcext:value-type="currency">
            <text:p>£26.82</text:p>
          </table:table-cell>
          <table:table-cell table:style-name="ce5" table:formula="of:=[.B3]*[.D3]" office:value-type="currency" office:currency="GBP" office:value="214.56" calcext:value-type="currency">
            <text:p>£214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table:formula="of:=[$Components.I1]" office:value-type="currency" office:currency="GBP" office:value="51.62" calcext:value-type="currency">
            <text:p>£51.62</text:p>
          </table:table-cell>
          <table:table-cell table:style-name="ce5" table:formula="of:=[.B4]*[.D4]" office:value-type="currency" office:currency="GBP" office:value="516.2" calcext:value-type="currency">
            <text:p>£516.2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5" table:formula="of:=[.B5]*[.D5]" office:value-type="currency" office:currency="GBP" office:value="0" calcext:value-type="currency">
            <text:p>£0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5" table:formula="of:=[.B6]*[.D6]" office:value-type="currency" office:currency="GBP" office:value="0" calcext:value-type="currency">
            <text:p>£0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5" table:formula="of:=[.B7]*[.D7]" office:value-type="currency" office:currency="GBP" office:value="0" calcext:value-type="currency">
            <text:p>£0.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6" table:formula="of:=SUM([.E2:.E7])" office:value-type="currency" office:currency="GBP" office:value="1435.716476" calcext:value-type="currency">
            <text:p>£1,435.72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umber of Rov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nents (RS)</text:p>
          </table:table-cell>
          <table:table-cell table:style-name="ce5" office:value-type="currency" office:currency="GBP" office:value="249.59" calcext:value-type="currency">
            <text:p>£249.59</text:p>
          </table:table-cell>
          <table:table-cell/>
          <table:table-cell office:value-type="string" calcext:value-type="string">
            <text:p>External</text:p>
          </table:table-cell>
          <table:table-cell table:formula="of:=[$Non_PCB_Components.I1]" office:value-type="float" office:value="26.82" calcext:value-type="float">
            <text:p>26.82</text:p>
          </table:table-cell>
          <table:table-cell/>
          <table:table-cell office:value-type="string" calcext:value-type="string">
            <text:p>2 x Chassis &amp; Shipping Price</text:p>
          </table:table-cell>
          <table:table-cell table:style-name="ce5" office:value-type="currency" office:currency="GBP" office:value="188.43" calcext:value-type="currency">
            <text:p>£188.43</text:p>
          </table:table-cell>
          <table:table-cell/>
          <table:table-cell office:value-type="string" calcext:value-type="string">
            <text:p>Total USD</text:p>
          </table:table-cell>
          <table:table-cell table:formula="of:=SUM([.K18:.K19])" office:value-type="float" office:value="222.71" calcext:value-type="float">
            <text:p>222.71</text:p>
          </table:table-cell>
          <table:table-cell/>
        </table:table-row>
        <table:table-row table:style-name="ro1">
          <table:table-cell office:value-type="string" calcext:value-type="string">
            <text:p>PCBs</text:p>
          </table:table-cell>
          <table:table-cell table:style-name="ce5" office:value-type="currency" office:currency="GBP" office:value="27.36" calcext:value-type="currency">
            <text:p>£27.36</text:p>
          </table:table-cell>
          <table:table-cell/>
          <table:table-cell office:value-type="string" calcext:value-type="string">
            <text:p>X 10</text:p>
          </table:table-cell>
          <table:table-cell table:formula="of:=[.E17]*[.D14]" office:value-type="float" office:value="268.2" calcext:value-type="float">
            <text:p>268.2</text:p>
          </table:table-cell>
          <table:table-cell/>
          <table:table-cell office:value-type="string" calcext:value-type="string">
            <text:p>Chassis</text:p>
          </table:table-cell>
          <table:table-cell table:style-name="ce5" table:formula="of:=ROUNDUP([.H17]*[.L18];2)" office:value-type="currency" office:currency="GBP" office:value="157" calcext:value-type="currency">
            <text:p>£157.00</text:p>
          </table:table-cell>
          <table:table-cell/>
          <table:table-cell office:value-type="string" calcext:value-type="string">
            <text:p>Chassis</text:p>
          </table:table-cell>
          <table:table-cell office:value-type="float" office:value="185.56" calcext:value-type="float">
            <text:p>185.56</text:p>
          </table:table-cell>
          <table:table-cell table:formula="of:=[.K18]/[.K17]" office:value-type="float" office:value="0.833191145435768" calcext:value-type="float">
            <text:p>0.833191145435768</text:p>
          </table:table-cell>
        </table:table-row>
        <table:table-row table:style-name="ro1">
          <table:table-cell office:value-type="string" calcext:value-type="string">
            <text:p>External components</text:p>
          </table:table-cell>
          <table:table-cell table:style-name="ce5" table:formula="of:=[.E18]" office:value-type="currency" office:currency="GBP" office:value="268.2" calcext:value-type="currency">
            <text:p>£268.20</text:p>
          </table:table-cell>
          <table:table-cell table:number-columns-repeated="4"/>
          <table:table-cell office:value-type="string" calcext:value-type="string">
            <text:p>Shipping</text:p>
          </table:table-cell>
          <table:table-cell table:style-name="ce5" table:formula="of:=ROUNDUP([.H17]*[.L19];2)" office:value-type="currency" office:currency="GBP" office:value="31.44" calcext:value-type="currency">
            <text:p>£31.44</text:p>
          </table:table-cell>
          <table:table-cell/>
          <table:table-cell office:value-type="string" calcext:value-type="string">
            <text:p>Shipping</text:p>
          </table:table-cell>
          <table:table-cell office:value-type="float" office:value="37.15" calcext:value-type="float">
            <text:p>37.15</text:p>
          </table:table-cell>
          <table:table-cell table:formula="of:=[.K19]/[.K17]" office:value-type="float" office:value="0.166808854564231" calcext:value-type="float">
            <text:p>0.16680885456423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ssis + shipping + taxes (x2)</text:p>
          </table:table-cell>
          <table:table-cell table:style-name="ce5" table:formula="of:=[.H23]" office:value-type="currency" office:currency="GBP" office:value="235.11" calcext:value-type="currency">
            <text:p>£235.11</text:p>
          </table:table-cell>
          <table:table-cell table:number-columns-repeated="4"/>
          <table:table-cell office:value-type="string" calcext:value-type="string">
            <text:p>Duty (from DHL)</text:p>
          </table:table-cell>
          <table:table-cell table:style-name="ce5" office:value-type="currency" office:currency="GBP" office:value="46.68" calcext:value-type="currency">
            <text:p>£46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ssis (x8)</text:p>
          </table:table-cell>
          <table:table-cell table:style-name="ce5" table:formula="of:=[.B21]*([.D14]-2)/2" office:value-type="currency" office:currency="GBP" office:value="940.44" calcext:value-type="currency">
            <text:p>£940.44</text:p>
          </table:table-cell>
          <table:table-cell table:number-columns-repeated="6"/>
          <table:table-cell table:style-name="ce5"/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4"/>
          <table:table-cell office:value-type="string" calcext:value-type="string">
            <text:p>Total</text:p>
          </table:table-cell>
          <table:table-cell table:style-name="ce5" table:formula="of:=[.H17]+[.H21]" office:value-type="currency" office:currency="GBP" office:value="235.11" calcext:value-type="currency">
            <text:p>£235.11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PLA</text:p>
          </table:table-cell>
          <table:table-cell table:style-name="ce5" office:value-type="currency" office:currency="GBP" office:value="15" calcext:value-type="currency">
            <text:p>£15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5" office:value-type="currency" office:currency="GBP" office:value="17.99" calcext:value-type="currency">
            <text:p>£17.99</text:p>
          </table:table-cell>
          <table:table-cell office:value-type="string" calcext:value-type="string">
            <text:p>ordered</text:p>
          </table:table-cell>
          <table:table-cell table:number-columns-repeated="4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attery Checker</text:p>
          </table:table-cell>
          <table:table-cell table:style-name="ce5" office:value-type="currency" office:currency="GBP" office:value="5.99" calcext:value-type="currency">
            <text:p>£5.99</text:p>
          </table:table-cell>
          <table:table-cell office:value-type="string" calcext:value-type="string">
            <text:p>ordered</text:p>
          </table:table-cell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5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epayments.dhl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inc VAT)</text:p>
          </table:table-cell>
          <table:table-cell table:style-name="ce5" table:formula="of:=SUM([.B17:.B31])" office:value-type="currency" office:currency="GBP" office:value="1759.68" calcext:value-type="currency">
            <text:p>£1,759.6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Total (ex VAT)</text:p>
          </table:table-cell>
          <table:table-cell table:style-name="ce5" table:formula="of:=[.B32]/1.2" office:value-type="currency" office:currency="GBP" office:value="1466.4" calcext:value-type="currency">
            <text:p>£1,466.40</text:p>
          </table:table-cell>
          <table:table-cell table:number-columns-repeated="5"/>
          <table:table-cell table:style-name="ce5"/>
          <table:table-cell table:number-columns-repeated="2"/>
          <table:table-cell table:style-name="ce5"/>
          <table:table-cell/>
        </table:table-row>
      </table:table>
      <table:named-expressions/>
      <table:database-ranges>
        <table:database-range table:name="__Anonymous_Sheet_DB__0" table:target-range-address="Components.A5:Components.M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2P0"/>
    </number:currency-style>
    <number:currency-style style:name="N10114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6P0"/>
    </number:currency-style>
    <number:currency-style style:name="N10118P0" style:volatile="true" number:language="en" number:country="GB">
      <number:currency-symbol number:language="en" number:country="IE">£</number:currency-symbol>
      <number:number number:decimal-places="2" loext:min-decimal-places="2" number:min-integer-digits="1" number:grouping="true"/>
    </number:currency-style>
    <number:currency-style style:name="N10118" number:language="en" number:country="GB">
      <style:text-properties fo:color="#ff0000"/>
      <number:text>-</number:text>
      <number:currency-symbol number:language="en" number:country="IE">£</number:currency-symbol>
      <number:number number:decimal-places="2" loext:min-decimal-places="2" number:min-integer-digits="1" number:grouping="true"/>
      <style:map style:condition="value()&gt;=0" style:apply-style-name="N1011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21:38:15.558723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47:44.864781479</meta:creation-date>
    <dc:date>2019-10-15T22:28:52.571719971</dc:date>
    <meta:editing-duration>PT6H26M25S</meta:editing-duration>
    <meta:editing-cycles>49</meta:editing-cycles>
    <meta:generator>LibreOffice/6.0.7.3$Linux_X86_64 LibreOffice_project/00m0$Build-3</meta:generator>
    <meta:document-statistic meta:table-count="4" meta:cell-count="663" meta:object-count="0"/>
  </office:meta>
</office:document-meta>
</file>